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Contents">
      <style:paragraph-properties fo:text-align="end" style:justify-single-word="false"/>
    </style:style>
    <style:style style:name="P2" style:family="paragraph" style:parent-style-name="Code">
      <style:text-properties officeooo:paragraph-rsid="003bf171"/>
    </style:style>
    <style:style style:name="T1" style:family="text">
      <style:text-properties officeooo:rsid="002f7a08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научиться разделять наборы данные на выборки</text:h>
      <text:p text:style-name="Code">import random<text:line-break/>cases = {0,1}<text:line-break/>for value in cases:<text:line-break/><text:tab/>spreadsheet = open("vasya.txt", "r", errors="ignore")<text:line-break/><text:tab/>spreadsheet = spreadsheet.readlines()<text:line-break/><text:tab/>values1 = [int(len(spreadsheet)*0.7), int(len(spreadsheet)*0.8)]<text:line-break/><text:tab/>values2 = [len(spreadsheet)-values1[0], len(spreadsheet)-values1[1]]<text:line-break/><text:tab/>Tren = []<text:line-break/><text:tab/>while len(Tren) &lt; values1[value]:<text:line-break/><text:tab/><text:tab/>eh = random.randint(0,len(spreadsheet)-1)<text:line-break/><text:tab/><text:tab/>Tren.append(spreadsheet[eh])<text:line-break/><text:tab/><text:tab/>spreadsheet.pop(eh)<text:line-break/><text:tab/>Test = spreadsheet.copy()</text:p>
      <text:p text:style-name="Centralized"><text:bookmark text:name="__DdeLink__31_2970854199"/>Листинг 1 — участок программного кода, выполняющий <text:span text:style-name="T2">разделение датасета на тренировочные и тестовые выборки размером в 70/80 и 30/20 % соответственно</text:span></text:p>
      <text:p text:style-name="P2">import random<text:line-break/>k = 7<text:line-break/>spreadsheet = open("74.csv", "r", errors="ignore")<text:line-break/>spreadsheet = spreadsheet.readlines()<text:line-break/>Test =[]<text:line-break/>oldLen = int(len(spreadsheet)*0.12)<text:line-break/>while len(Test) &lt; oldLen:<text:line-break/><text:tab/>eh = random.randint(0,len(spreadsheet)-1)<text:line-break/><text:tab/>Test.append(spreadsheet[eh])<text:line-break/><text:tab/>spreadsheet.pop(eh) # 12%<text:line-break/>Comp = spreadsheet.copy()<text:line-break/>for podmn in range(1,k+1):</text:p>
      <text:p text:style-name="P2"><text:tab/>split = int((len(Comp))/k)<text:line-break/><text:tab/>Vald = Comp[split*(podmn-1):split*podmn]<text:line-break/><text:tab/>Tren = [x for x in Comp if (x not in Vald)]<text:line-break/><text:tab/>print(f'{podmn}-ая валидаточная часть: {Vald}')<text:line-break/><text:tab/>print(f'{podmn}-ая тренировочная часть: {Tren}')</text:p>
      <text:p text:style-name="Centralized">Листинг 2 — участок программного кода, выполняющий <text:span text:style-name="T2">разделение датасета на тренировочную, валидационную и тестовую выборк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9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_20_Contents">
      <style:paragraph-properties fo:text-align="end" style:justify-single-word="false"/>
    </style:style>
    <style:style style:name="MT1" style:family="text">
      <style:text-properties officeooo:rsid="002f7a0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Хохлов, ИТб-201 — Лабораторная работа №<text:span text:style-name="MT1">3</text:span></text:p>
        <text:p text:style-name="MP1">«<text:span text:style-name="MT1">Разбиение датасетов на тренировочные, тестовые, валидационные выборки</text:span>»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5-17T17:39:01.064000000</dc:date>
    <meta:editing-duration>PT3H59M8S</meta:editing-duration>
    <meta:editing-cycles>44</meta:editing-cycles>
    <meta:document-statistic meta:table-count="0" meta:image-count="0" meta:object-count="0" meta:page-count="1" meta:paragraph-count="8" meta:word-count="156" meta:character-count="1429" meta:non-whitespace-character-count="1257"/>
  </office:meta>
</office:document-meta>
</file>